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padding-bottom="0.0193in" fo:padding-left="0.0138in" fo:padding-right="0.0138in" fo:padding-top="0.0193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5"/>
        <table:table-column table:style-name="co4" table:default-cell-style-name="ce11"/>
        <table:table-column table:style-name="co3" table:default-cell-style-name="ce20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3" table:default-cell-style-name="ce25"/>
        <table:table-column table:style-name="co6" table:default-cell-style-name="ce29"/>
        <table:table-column table:style-name="co4" table:default-cell-style-name="ce29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9" office:value-type="string">
            <text:p>Inspect *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For binomial classification stop &amp; sample Trn Obs if class knt &gt; 80% (vs. 20% for the other clas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Partition Trn into Fit &amp; OOB: stop if category’s similarity(Fit, New) &gt; similarity(OOB, New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weighted cosine similarity vs. correlation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xgboost pack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prePro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Option to drop glb_models_lst in mysaveChunk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Ensemble: Paper in dropbox/datascie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Split fit.models_2 chunk into plots vs. ensemb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Make predictions directory as a user sp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/>
          <table:table-cell table:style-name="ce3" table:formula="of:=[.K187]" office:value-type="float" office:value="537.667">
            <text:p>538</text:p>
          </table:table-cell>
          <table:table-cell table:style-name="ce3" table:formula="of:=[.L187]" office:value-type="float" office:value="2478.0784">
            <text:p>2,478</text:p>
          </table:table-cell>
          <table:table-cell table:style-name="ce6" office:value-type="string">
            <text:p>‘&lt;- Anchor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glb_sel_mdl</text:p>
          </table:table-cell>
          <table:table-cell/>
          <table:table-cell table:style-name="ce17" office:value-type="string">
            <text:p>glb_fin_mdl</text:p>
          </table:table-cell>
          <table:table-cell table:style-name="ce21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8" office:value-type="string">
            <text:p>Entrop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6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6" office:value-type="string">
            <text:p>glb_category_var</text:p>
          </table:table-cell>
          <table:table-cell table:style-name="ce16" office:value-type="string">
            <text:p>err.abs.OOB.sum</text:p>
          </table:table-cell>
          <table:table-cell table:style-name="ce16" office:value-type="string">
            <text:p>err.abs.trn.sum</text:p>
          </table:table-cell>
          <table:table-cell table:style-name="ce16"/>
          <table:table-cell table:style-name="ce26" office:value-type="string">
            <text:p>Metric</text:p>
          </table:table-cell>
          <table:table-cell table:style-name="ce26" office:value-type="string">
            <text:p>Value</text:p>
          </table:table-cell>
          <table:table-cell table:style-name="ce26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8" office:value-type="string">
            <text:p>max.Accuracy.OOB</text:p>
          </table:table-cell>
          <table:table-cell table:style-name="ce8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8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  <table:table-cell table:style-name="ce39" table:number-columns-repeated="25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3">
          <table:table-cell table:number-columns-repeated="3"/>
          <table:table-cell office:value-type="string">
            <text:p>Votes_Ensemble_cnk06</text:p>
          </table:table-cell>
          <table:table-cell office:value-type="string">
            <text:p>RFE.X.Inc..rcv.bagEarth.imp</text:p>
          </table:table-cell>
          <table:table-cell/>
          <table:table-cell table:style-name="ce15" office:value-type="string">
            <text:p>Final.RFE.X.Inc..rcv.bagEarth.imp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84.95637">
            <text:p>84.96</text:p>
          </table:table-cell>
          <table:table-cell office:value-type="float" office:value="260.8742">
            <text:p>260.87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86">
            <text:p>86.0000</text:p>
          </table:table-cell>
          <table:table-cell table:style-name="ce32" table:formula="of:=[.O22]/[.O50]" office:value-type="percentage" office:value="0.796296296296296">
            <text:p>79.6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4">
          <table:table-cell table:number-columns-repeated="3"/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5.99749">
            <text:p>206.00</text:p>
          </table:table-cell>
          <table:table-cell office:value-type="float" office:value="1008.0114">
            <text:p>1,008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3">
            <text:p>373.0000</text:p>
          </table:table-cell>
          <table:table-cell table:style-name="ce32" table:formula="of:=[.O23]/[.O51]" office:value-type="percentage" office:value="1.04775280898876">
            <text:p>104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 table:number-columns-repeated="3"/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No</text:p>
          </table:table-cell>
          <table:table-cell office:value-type="float" office:value="234.16301">
            <text:p>234.16</text:p>
          </table:table-cell>
          <table:table-cell office:value-type="float" office:value="1075.4652">
            <text:p>1,075.47</text:p>
          </table:table-cell>
          <table:table-cell/>
          <table:table-cell office:value-type="string">
            <text:p>OOBobs errors</text:p>
          </table:table-cell>
          <table:table-cell table:style-name="ce30" table:formula="of:=SUM([.O22:.O23])" office:value-type="float" office:value="459">
            <text:p>459.0000</text:p>
          </table:table-cell>
          <table:table-cell table:style-name="ce32" table:formula="of:=[.O24]/[.O52]" office:value-type="percentage" office:value="0.989224137931034">
            <text:p>98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4">
          <table:table-cell table:number-columns-repeated="3"/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54">
            <text:p>254.0000</text:p>
          </table:table-cell>
          <table:table-cell table:style-name="ce32" table:formula="of:=[.O25]/[.O53]" office:value-type="percentage" office:value="0.866894197952218">
            <text:p>86.6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4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38">
            <text:p>1,138.0000</text:p>
          </table:table-cell>
          <table:table-cell table:style-name="ce32" table:formula="of:=[.O26]/[.O54]" office:value-type="percentage" office:value="1.03548680618744">
            <text:p>103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27]/[.O5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67761">
            <text:p>0.5668</text:p>
          </table:table-cell>
          <table:table-cell table:style-name="ce32" table:formula="of:=[.O28]/[.O56]" office:value-type="percentage" office:value="0.999427614883917">
            <text:p>99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502">
            <text:p>0.5841</text:p>
          </table:table-cell>
          <table:table-cell table:style-name="ce32" table:formula="of:=[.O29]/[.O57]" office:value-type="percentage" office:value="0.999961306193338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32" table:formula="of:=[.O30]/[.O58]" office:value-type="percentage" office:value="1.08333333333333">
            <text:p>108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31]/[.O5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32]/[.O6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83408">
            <text:p>0.5883</text:p>
          </table:table-cell>
          <table:table-cell table:style-name="ce32" table:formula="of:=[.O33]/[.O61]" office:value-type="percentage" office:value="1.00768048313241">
            <text:p>100.7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office:value-type="string">
            <text:p>Added Edn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846348">
            <text:p>0.6846</text:p>
          </table:table-cell>
          <table:table-cell table:style-name="ce32" table:formula="of:=[.O34]/[.O62]" office:value-type="percentage" office:value="1.10963930289798">
            <text:p>110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string">
            <text:p>N/A</text:p>
          </table:table-cell>
          <table:table-cell table:style-name="ce32" table:formula="of:=[.O35]/[.O63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2" table:formula="of:=[.O36]/[.O6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37]/[.O6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5"/>
          <table:table-cell table:style-name="ce32" table:formula="of:=[.O38]/[.O6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9]/[.O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0]/[.O6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table:style-name="ce11"/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41]/[.O6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 table:style-name="ce10"/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42]/[.O7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43]/[.O7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77">
            <text:p>0.5977</text:p>
          </table:table-cell>
          <table:table-cell table:style-name="ce32" table:formula="of:=[.O44]/[.O72]" office:value-type="percentage" office:value="0.997596555062256">
            <text:p>99.76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3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562">
            <text:p>1562</text:p>
          </table:table-cell>
          <table:table-cell table:style-name="ce32" table:formula="of:=[.O45]/[.O73]" office:value-type="percentage" office:value="1.1">
            <text:p>11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3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46]/[.O7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4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19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22:.K46])" office:value-type="float" office:value="525.11687">
            <text:p>525.12</text:p>
          </table:table-cell>
          <table:table-cell table:style-name="ce22" table:formula="of:=SUM([.L22:.L46])" office:value-type="float" office:value="2344.3508">
            <text:p>2,344.3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47]/[.K103]" office:value-type="percentage" office:value="0.982857023603627">
            <text:p>98.29%</text:p>
          </table:table-cell>
          <table:table-cell table:style-name="ce23" table:formula="of:=[.L47]/[.L103]" office:value-type="percentage" office:value="0.933627690025438">
            <text:p>93.3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NOr_cnk05</text:p>
          </table:table-cell>
          <table:table-cell office:value-type="string">
            <text:p>RFE.X.Inc..rcv.bagEarth.imp</text:p>
          </table:table-cell>
          <table:table-cell/>
          <table:table-cell table:style-name="ce15" office:value-type="string">
            <text:p>Final.RFE.X.Inc..rcv.bagEarth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208.8033">
            <text:p>208.80</text:p>
          </table:table-cell>
          <table:table-cell office:value-type="float" office:value="1031.1905">
            <text:p>1,031.19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08">
            <text:p>108.0000</text:p>
          </table:table-cell>
          <table:table-cell table:style-name="ce32" table:formula="of:=[.O50]/[.O78]" office:value-type="percentage" office:value="0.509433962264151">
            <text:p>50.94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236.6868">
            <text:p>236.69</text:p>
          </table:table-cell>
          <table:table-cell office:value-type="float" office:value="1109.6961">
            <text:p>1,109.7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56">
            <text:p>356.0000</text:p>
          </table:table-cell>
          <table:table-cell table:style-name="ce32" table:formula="of:=[.O51]/[.O79]" office:value-type="percentage" office:value="1.40711462450593">
            <text:p>140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 table:number-columns-repeated="3"/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Yes</text:p>
          </table:table-cell>
          <table:table-cell office:value-type="float" office:value="84.8316">
            <text:p>84.83</text:p>
          </table:table-cell>
          <table:table-cell office:value-type="float" office:value="280.0988">
            <text:p>280.10</text:p>
          </table:table-cell>
          <table:table-cell/>
          <table:table-cell office:value-type="string">
            <text:p>OOBobs errors</text:p>
          </table:table-cell>
          <table:table-cell table:style-name="ce30" table:formula="of:=SUM([.O50:.O51])" office:value-type="float" office:value="464">
            <text:p>464.0000</text:p>
          </table:table-cell>
          <table:table-cell table:style-name="ce32" table:formula="of:=[.O52]/[.O80]" office:value-type="percentage" office:value="0.997849462365591">
            <text:p>99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93">
            <text:p>293.0000</text:p>
          </table:table-cell>
          <table:table-cell table:style-name="ce32" table:formula="of:=[.O53]/[.O81]" office:value-type="percentage" office:value="0.491610738255034">
            <text:p>49.1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099">
            <text:p>1,099.0000</text:p>
          </table:table-cell>
          <table:table-cell table:style-name="ce32" table:formula="of:=[.O54]/[.O82]" office:value-type="percentage" office:value="1.38065326633166">
            <text:p>138.0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55]/[.O8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71007">
            <text:p>0.5671</text:p>
          </table:table-cell>
          <table:table-cell table:style-name="ce32" table:formula="of:=[.O56]/[.O84]" office:value-type="percentage" office:value="0.979058261404608">
            <text:p>97.9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728">
            <text:p>0.5841</text:p>
          </table:table-cell>
          <table:table-cell table:style-name="ce32" table:formula="of:=[.O57]/[.O85]" office:value-type="percentage" office:value="1.00416366515316">
            <text:p>100.4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2" table:formula="of:=[.O58]/[.O86]" office:value-type="percentage" office:value="1.2">
            <text:p>12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59]/[.O8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60]/[.O8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38565">
            <text:p>0.5839</text:p>
          </table:table-cell>
          <table:table-cell table:style-name="ce32" table:formula="of:=[.O61]/[.O89]" office:value-type="percentage" office:value="1.00153852857042">
            <text:p>100.1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Added Edn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69886">
            <text:p>0.6170</text:p>
          </table:table-cell>
          <table:table-cell table:style-name="ce32" table:formula="of:=[.O62]/[.O90]" office:value-type="percentage" office:value="0.955192293669621">
            <text:p>95.5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Hhold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548132">
            <text:p>0.6548</text:p>
          </table:table-cell>
          <table:table-cell table:style-name="ce32" table:formula="of:=[.O63]/[.O91]" office:value-type="percentage" office:value="1.04390348264243">
            <text:p>104.3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2" table:formula="of:=[.O64]/[.O9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65]/[.O9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5"/>
          <table:table-cell table:style-name="ce32" table:formula="of:=[.O66]/[.O9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67]/[.O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68]/[.O9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69]/[.O9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table:style-name="ce10"/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70]/[.O9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71]/[.O9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914">
            <text:p>0.5991</text:p>
          </table:table-cell>
          <table:table-cell table:style-name="ce32" table:formula="of:=[.O72]/[.O100]" office:value-type="percentage" office:value="0.969764656372406">
            <text:p>96.98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420">
            <text:p>1420</text:p>
          </table:table-cell>
          <table:table-cell table:style-name="ce32" table:formula="of:=[.O73]/[.O101]" office:value-type="percentage" office:value="1.34724857685009">
            <text:p>134.72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74]/[.O102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19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50:.K74])" office:value-type="float" office:value="530.3217">
            <text:p>530.32</text:p>
          </table:table-cell>
          <table:table-cell table:style-name="ce22" table:formula="of:=SUM([.L50:.L74])" office:value-type="float" office:value="2420.9854">
            <text:p>2,420.9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75]/[.K131]" office:value-type="percentage" office:value="0.99073103767385">
            <text:p>99.07%</text:p>
          </table:table-cell>
          <table:table-cell table:style-name="ce23" table:formula="of:=[.L75]/[.L131]" office:value-type="percentage" office:value="0.96770615962875">
            <text:p>96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5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32" table:formula="of:=[.O78]/[.O106]" office:value-type="percentage" office:value="2.68354430379747">
            <text:p>268.3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PC7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32" table:formula="of:=[.O79]/[.O107]" office:value-type="percentage" office:value="0.65374677002584">
            <text:p>65.3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30" table:formula="of:=SUM([.O78:.O79])" office:value-type="float" office:value="465">
            <text:p>465.0000</text:p>
          </table:table-cell>
          <table:table-cell table:style-name="ce32" table:formula="of:=[.O80]/[.O108]" office:value-type="percentage" office:value="0.997854077253219">
            <text:p>99.7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32" table:formula="of:=[.O81]/[.O109]" office:value-type="percentage" office:value="2.58008658008658">
            <text:p>258.0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32" table:formula="of:=[.O82]/[.O110]" office:value-type="percentage" office:value="0.685615848406546">
            <text:p>68.5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83]/[.O11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792308">
            <text:p>0.5792</text:p>
          </table:table-cell>
          <table:table-cell table:style-name="ce32" table:formula="of:=[.O84]/[.O112]" office:value-type="percentage" office:value="1.03951079547779">
            <text:p>103.9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1651">
            <text:p>0.5817</text:p>
          </table:table-cell>
          <table:table-cell table:style-name="ce32" table:formula="of:=[.O85]/[.O113]" office:value-type="percentage" office:value="1.00502711400045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2" table:formula="of:=[.O86]/[.O114]" office:value-type="percentage" office:value="0.833333333333333">
            <text:p>83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87]/[.O11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88]/[.O11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Edn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9596">
            <text:p>0.5830</text:p>
          </table:table-cell>
          <table:table-cell table:style-name="ce32" table:formula="of:=[.O89]/[.O117]" office:value-type="percentage" office:value="1.0015407272205">
            <text:p>100.1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Added Hhold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59313">
            <text:p>0.6459</text:p>
          </table:table-cell>
          <table:table-cell table:style-name="ce32" table:formula="of:=[.O90]/[.O118]" office:value-type="percentage" office:value="0.996994498196807">
            <text:p>99.7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72737">
            <text:p>0.6273</text:p>
          </table:table-cell>
          <table:table-cell table:style-name="ce32" table:formula="of:=[.O91]/[.O119]" office:value-type="percentage" office:value="0.99317635644002">
            <text:p>99.3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32" table:formula="of:=[.O92]/[.O12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93]/[.O12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25"/>
          <table:table-cell table:style-name="ce32" table:formula="of:=[.O94]/[.O12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95]/[.O12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96]/[.O12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97]/[.O12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98]/[.O12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99]/[.O12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32" table:formula="of:=[.O100]/[.O128]" office:value-type="percentage" office:value="1.00468338374476">
            <text:p>100.4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054">
            <text:p>1054</text:p>
          </table:table-cell>
          <table:table-cell table:style-name="ce32" table:formula="of:=[.O101]/[.O129]" office:value-type="percentage" office:value="1.11181434599156">
            <text:p>111.18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02]/[.O130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 office:value-type="string">
            <text:p>PC138</text:p>
          </table:table-cell>
          <table:table-cell table:style-name="ce19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78:.K102])" office:value-type="float" office:value="534.27595">
            <text:p>534.28</text:p>
          </table:table-cell>
          <table:table-cell table:style-name="ce22" table:formula="of:=SUM([.L78:.L102])" office:value-type="float" office:value="2511.0125">
            <text:p>2,511.0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office:value-type="string">
            <text:p>PC126</text:p>
          </table:table-cell>
          <table:table-cell table:style-name="ce7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23" table:formula="of:=[.K103]/[.K159]" office:value-type="percentage" office:value="0.993693029328562">
            <text:p>99.37%</text:p>
          </table:table-cell>
          <table:table-cell table:style-name="ce23" table:formula="of:=[.L103]/[.L159]" office:value-type="percentage" office:value="1.01329017677568">
            <text:p>101.3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5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32" table:formula="of:=[.O106]/[.O134]" office:value-type="percentage" office:value="0.52317880794702">
            <text:p>52.32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32" table:formula="of:=[.O107]/[.O135]" office:value-type="percentage" office:value="1.20560747663551">
            <text:p>120.5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30" table:formula="of:=SUM([.O106:.O107])" office:value-type="float" office:value="466">
            <text:p>466.0000</text:p>
          </table:table-cell>
          <table:table-cell table:style-name="ce32" table:formula="of:=[.O108]/[.O136]" office:value-type="percentage" office:value="0.98728813559322">
            <text:p>98.7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32" table:formula="of:=[.O109]/[.O137]" office:value-type="percentage" office:value="0.235474006116208">
            <text:p>23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32" table:formula="of:=[.O110]/[.O138]" office:value-type="percentage" office:value="2.82481751824818">
            <text:p>282.4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11]/[.O13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32" table:formula="of:=[.O112]/[.O140]" office:value-type="percentage" office:value="0.997131087402339">
            <text:p>99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32" table:formula="of:=[.O113]/[.O141]" office:value-type="percentage" office:value="1.00511465333418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2" table:formula="of:=[.O114]/[.O142]" office:value-type="percentage" office:value="1.09090909090909">
            <text:p>109.0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15]/[.O14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Added Edn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16]/[.O14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32" table:formula="of:=[.O117]/[.O145]" office:value-type="percentage" office:value="1.00933131905023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32" table:formula="of:=[.O118]/[.O146]" office:value-type="percentage" office:value="1.00115540784027">
            <text:p>100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32" table:formula="of:=[.O119]/[.O147]" office:value-type="percentage" office:value="0.995658147964113">
            <text:p>99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32" table:formula="of:=[.O120]/[.O14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21]/[.O14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25"/>
          <table:table-cell table:style-name="ce32" table:formula="of:=[.O122]/[.O15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23]/[.O1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24]/[.O15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25]/[.O15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26]/[.O15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27]/[.O15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32" table:formula="of:=[.O128]/[.O156]" office:value-type="percentage" office:value="0.986176149849253">
            <text:p>98.6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948">
            <text:p>948</text:p>
          </table:table-cell>
          <table:table-cell table:style-name="ce32" table:formula="of:=[.O129]/[.O157]" office:value-type="percentage" office:value="1.08095781071836">
            <text:p>108.1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30]/[.O158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06:.K130])" office:value-type="float" office:value="535.28322">
            <text:p>535.28</text:p>
          </table:table-cell>
          <table:table-cell table:style-name="ce22" table:formula="of:=SUM([.L106:.L130])" office:value-type="float" office:value="2501.7774">
            <text:p>2,501.7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131]/[.K187]" office:value-type="percentage" office:value="0.995566437962531">
            <text:p>99.56%</text:p>
          </table:table-cell>
          <table:table-cell table:style-name="ce23" table:formula="of:=[.L131]/[.L187]" office:value-type="percentage" office:value="1.00956345852496">
            <text:p>100.9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32" table:formula="of:=[.O134]/[.O162]" office:value-type="percentage" office:value="0.255499153976311">
            <text:p>25.5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32" table:formula="of:=[.O135]/[.O1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0" table:formula="of:=SUM([.O134:.O135])" office:value-type="float" office:value="472">
            <text:p>472.0000</text:p>
          </table:table-cell>
          <table:table-cell table:style-name="ce32" table:formula="of:=[.O136]/[.O164]" office:value-type="percentage" office:value="0.798646362098139">
            <text:p>79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32" table:formula="of:=[.O137]/[.O165]" office:value-type="percentage" office:value="0.704741379310345">
            <text:p>70.4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32" table:formula="of:=[.O138]/[.O16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39]/[.O1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2" table:formula="of:=[.O140]/[.O1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2" table:formula="of:=[.O141]/[.O16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2" table:formula="of:=[.O142]/[.O170]" office:value-type="percentage" office:value="11">
            <text:p>1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Edn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43]/[.O171]" office:value-type="percentage" office:value="1.25">
            <text:p>125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44]/[.O172]" office:value-type="percentage" office:value="1.25">
            <text:p>125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32" table:formula="of:=[.O145]/[.O173]" office:value-type="percentage" office:value="1.22709909370085">
            <text:p>122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2" table:formula="of:=[.O146]/[.O17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2" table:formula="of:=[.O147]/[.O17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2" table:formula="of:=[.O148]/[.O17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49]/[.O17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5"/>
          <table:table-cell table:style-name="ce32" table:formula="of:=[.O150]/[.O17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51]/[.O1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52]/[.O18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53]/[.O18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54]/[.O18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55]/[.O18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32" table:formula="of:=[.O156]/[.O184]" office:value-type="percentage" office:value="1.35200884629561">
            <text:p>135.2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877">
            <text:p>877</text:p>
          </table:table-cell>
          <table:table-cell table:style-name="ce32" table:formula="of:=[.O157]/[.O185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58]/[.O186]" office:value-type="percentage" office:value="1.074251455742">
            <text:p>107.43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34:.K158])" office:value-type="float" office:value="537.667">
            <text:p>537.67</text:p>
          </table:table-cell>
          <table:table-cell table:style-name="ce22" table:formula="of:=SUM([.L134:.L158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159]/[.K215]" office:value-type="percentage" office:value="1.03948223887067">
            <text:p>103.95%</text:p>
          </table:table-cell>
          <table:table-cell table:style-name="ce23" table:formula="of:=[.L159]/[.L215]" office:value-type="percentage" office:value="0.990541352855766">
            <text:p>99.0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162]/[.O190]" office:value-type="percentage" office:value="1.26552462526767">
            <text:p>126.5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163]/[.O191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0" table:formula="of:=SUM([.O162:.O163])" office:value-type="float" office:value="591">
            <text:p>591.0000</text:p>
          </table:table-cell>
          <table:table-cell table:style-name="ce32" table:formula="of:=[.O164]/[.O192]" office:value-type="percentage" office:value="1.18436873747495">
            <text:p>118.4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165]/[.O193]" office:value-type="percentage" office:value="1.17171717171717">
            <text:p>117.1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166]/[.O194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67]/[.O1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2" table:formula="of:=[.O168]/[.O196]" office:value-type="percentage" office:value="0.898500526814987">
            <text:p>89.8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2" table:formula="of:=[.O169]/[.O197]" office:value-type="percentage" office:value="1.80935540940129">
            <text:p>180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Edn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32" table:formula="of:=[.O170]/[.O198]" office:value-type="percentage" office:value="0.0714285714285714">
            <text:p>7.1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Hhold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32" table:formula="of:=[.O171]/[.O199]" office:value-type="percentage" office:value="0.666666666666667">
            <text:p>6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32" table:formula="of:=[.O172]/[.O200]" office:value-type="percentage" office:value="0.666666666666667">
            <text:p>6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2" table:formula="of:=[.O173]/[.O201]" office:value-type="percentage" office:value="0.847584235811034">
            <text:p>84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2" table:formula="of:=[.O174]/[.O202]" office:value-type="percentage" office:value="1.03590585182913">
            <text:p>103.5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2" table:formula="of:=[.O175]/[.O203]" office:value-type="percentage" office:value="1.00189089181483">
            <text:p>100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2" table:formula="of:=[.O176]/[.O20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77]/[.O205]" office:value-type="percentage" office:value="0.975818564133373">
            <text:p>97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5"/>
          <table:table-cell table:style-name="ce32" table:formula="of:=[.O178]/[.O20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79]/[.O20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80]/[.O20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81]/[.O20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82]/[.O21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83]/[.O21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184]/[.O212]" office:value-type="percentage" office:value="0.81472910667915">
            <text:p>81.4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2" table:formula="of:=[.O185]/[.O213]" office:value-type="percentage" office:value="0">
            <text:p>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2" table:formula="of:=[.O186]/[.O21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62:.K186])" office:value-type="float" office:value="537.667">
            <text:p>537.67</text:p>
          </table:table-cell>
          <table:table-cell table:style-name="ce22" table:formula="of:=SUM([.L162:.L186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187]/[.K243]" office:value-type="percentage" office:value="1.03944045788452">
            <text:p>103.94%</text:p>
          </table:table-cell>
          <table:table-cell table:style-name="ce23" table:formula="of:=[.L187]/[.L243]" office:value-type="percentage" office:value="0.998032323520493">
            <text:p>99.80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2" table:formula="of:=[.O190]/[.O218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191]/[.O21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30" table:formula="of:=SUM([.O190:.O191])" office:value-type="float" office:value="499">
            <text:p>499.0000</text:p>
          </table:table-cell>
          <table:table-cell table:style-name="ce32" table:formula="of:=[.O192]/[.O22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32" table:formula="of:=[.O193]/[.O221]" office:value-type="percentage" office:value="0.998319327731092">
            <text:p>99.8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32" table:formula="of:=[.O194]/[.O222]" office:value-type="percentage" office:value="1.00990099009901">
            <text:p>100.9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Edn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195]/[.O22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32" table:formula="of:=[.O196]/[.O224]" office:value-type="percentage" office:value="0.997126515100746">
            <text:p>99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32" table:formula="of:=[.O197]/[.O225]" office:value-type="percentage" office:value="0.999200910553789">
            <text:p>99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198]/[.O22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199]/[.O22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00]/[.O22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2" table:formula="of:=[.O201]/[.O22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32" table:formula="of:=[.O202]/[.O230]" office:value-type="percentage" office:value="1.00000048023043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32" table:formula="of:=[.O203]/[.O231]" office:value-type="percentage" office:value="0.999432359905288">
            <text:p>99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204]/[.O23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float" office:value="0.6658">
            <text:p>0.6658</text:p>
          </table:table-cell>
          <table:table-cell table:style-name="ce32" table:formula="of:=[.O205]/[.O23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206]/[.O23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07]/[.O2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08]/[.O23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09]/[.O23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210]/[.O238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211]/[.O239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32" table:formula="of:=[.O212]/[.O240]" office:value-type="percentage" office:value="0.975243772180684">
            <text:p>97.5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1148">
            <text:p>1148</text:p>
          </table:table-cell>
          <table:table-cell table:style-name="ce32" table:formula="of:=[.O213]/[.O241]" office:value-type="percentage" office:value="1.54301075268817">
            <text:p>154.3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2" table:formula="of:=[.O214]/[.O242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90:.K214])" office:value-type="float" office:value="517.245009">
            <text:p>517.25</text:p>
          </table:table-cell>
          <table:table-cell table:style-name="ce22" table:formula="of:=SUM([.L190:.L214])" office:value-type="float" office:value="2501.74149">
            <text:p>2,501.7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215]/[.K271]" office:value-type="percentage" office:value="1.02258302040706">
            <text:p>102.26%</text:p>
          </table:table-cell>
          <table:table-cell table:style-name="ce23" table:formula="of:=[.L215]/[.L271]" office:value-type="percentage" office:value="1.00743972454638">
            <text:p>100.7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2" table:formula="of:=[.O218]/[.O246]" office:value-type="percentage" office:value="1.01301518438178">
            <text:p>101.3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219]/[.O247]" office:value-type="percentage" office:value="0.864864864864865">
            <text:p>86.4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30" table:formula="of:=SUM([.O218:.O219])" office:value-type="float" office:value="499">
            <text:p>499.0000</text:p>
          </table:table-cell>
          <table:table-cell table:style-name="ce32" table:formula="of:=[.O220]/[.O248]" office:value-type="percentage" office:value="1.00200803212851">
            <text:p>100.2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2" table:formula="of:=[.O221]/[.O24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2" table:formula="of:=[.O222]/[.O25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23]/[.O2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32" table:formula="of:=[.O224]/[.O252]" office:value-type="percentage" office:value="0.996222344388923">
            <text:p>99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32" table:formula="of:=[.O225]/[.O253]" office:value-type="percentage" office:value="1.00869219586816">
            <text:p>100.8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26]/[.O25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27]/[.O25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28]/[.O25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2" table:formula="of:=[.O229]/[.O257]" office:value-type="percentage" office:value="0.99839238572803">
            <text:p>99.8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32" table:formula="of:=[.O230]/[.O258]" office:value-type="percentage" office:value="0.9987981487942">
            <text:p>99.8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32" table:formula="of:=[.O231]/[.O259]" office:value-type="percentage" office:value="0.998584799632029">
            <text:p>99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32" table:formula="of:=[.O232]/[.O26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658">
            <text:p>0.6658</text:p>
          </table:table-cell>
          <table:table-cell table:style-name="ce32" table:formula="of:=[.O233]/[.O261]" office:value-type="percentage" office:value="0.970695436652573">
            <text:p>97.0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234]/[.O26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35]/[.O2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36]/[.O26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37]/[.O26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2" table:formula="of:=[.O238]/[.O26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39]/[.O26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2" table:formula="of:=[.O240]/[.O2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41]/[.O269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18:.K242])" office:value-type="float" office:value="517.2658">
            <text:p>517.27</text:p>
          </table:table-cell>
          <table:table-cell table:style-name="ce22" table:formula="of:=SUM([.L218:.L242])" office:value-type="float" office:value="2482.96407">
            <text:p>2,482.9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243]/[.K299]" office:value-type="percentage" office:value="1.01844589682808">
            <text:p>101.84%</text:p>
          </table:table-cell>
          <table:table-cell table:style-name="ce23" table:formula="of:=[.L243]/[.L299]" office:value-type="percentage" office:value="0.987738015785817">
            <text:p>98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32" table:formula="of:=[.O246]/[.O274]" office:value-type="percentage" office:value="0.989270386266094">
            <text:p>98.9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32" table:formula="of:=[.O247]/[.O275]" office:value-type="percentage" office:value="1.15625">
            <text:p>115.6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30" table:formula="of:=SUM([.O246:.O247])" office:value-type="float" office:value="498">
            <text:p>498.0000</text:p>
          </table:table-cell>
          <table:table-cell table:style-name="ce32" table:formula="of:=[.O248]/[.O27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2" table:formula="of:=[.O249]/[.O277]" office:value-type="percentage" office:value="0.999160369437448">
            <text:p>99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2" table:formula="of:=[.O250]/[.O278]" office:value-type="percentage" office:value="1.00497512437811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51]/[.O2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2" table:formula="of:=[.O252]/[.O28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32" table:formula="of:=[.O253]/[.O281]" office:value-type="percentage" office:value="0.990631228839789">
            <text:p>99.0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54]/[.O28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55]/[.O28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56]/[.O28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2" table:formula="of:=[.O257]/[.O28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32" table:formula="of:=[.O258]/[.O286]" office:value-type="percentage" office:value="1.0057865728482">
            <text:p>100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32" table:formula="of:=[.O259]/[.O287]" office:value-type="percentage" office:value="1.00856343916238">
            <text:p>100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32" table:formula="of:=[.O260]/[.O28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float" office:value="0.6859">
            <text:p>0.6859</text:p>
          </table:table-cell>
          <table:table-cell table:style-name="ce32" table:formula="of:=[.O261]/[.O28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25"/>
          <table:table-cell table:style-name="ce32" table:formula="of:=[.O262]/[.O29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63]/[.O29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64]/[.O29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265]/[.O29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2" table:formula="of:=[.O266]/[.O294]" office:value-type="percentage" office:value="1.00512656199936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67]/[.O295]" office:value-type="percentage" office:value="1.07514450867052">
            <text:p>107.51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2" table:formula="of:=[.O268]/[.O296]" office:value-type="percentage" office:value="1.02798144015868">
            <text:p>102.8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69]/[.O297]" office:value-type="percentage" office:value="1.07514450867052">
            <text:p>107.51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46:.K270])" office:value-type="float" office:value="505.82202">
            <text:p>505.82</text:p>
          </table:table-cell>
          <table:table-cell table:style-name="ce22" table:formula="of:=SUM([.L246:.L270])" office:value-type="float" office:value="2483.26667">
            <text:p>2,483.2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271]/[.K327]" office:value-type="percentage" office:value="0.918668316860706">
            <text:p>91.87%</text:p>
          </table:table-cell>
          <table:table-cell table:style-name="ce23" table:formula="of:=[.L271]/[.L327]" office:value-type="percentage" office:value="0.930073611971691">
            <text:p>93.01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32" table:formula="of:=[.O274]/[.O302]" office:value-type="percentage" office:value="0.792517006802721">
            <text:p>79.2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299]/[.B18]" office:value-type="percentage" office:value="0.944631493098888">
            <text:p>94.46%</text:p>
          </table:table-cell>
          <table:table-cell table:style-name="ce5" table:formula="of:=[.L299]/[.C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275]/[.O303]" office:value-type="percentage" office:value="16">
            <text:p>16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30" table:formula="of:=SUM([.O274:.O275])" office:value-type="float" office:value="498">
            <text:p>498.0000</text:p>
          </table:table-cell>
          <table:table-cell table:style-name="ce32" table:formula="of:=[.O276]/[.O304]" office:value-type="percentage" office:value="0.844067796610169">
            <text:p>84.4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32" table:formula="of:=[.O277]/[.O305]" office:value-type="percentage" office:value="0.888143176733781">
            <text:p>88.8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32" table:formula="of:=[.O278]/[.O306]" office:value-type="percentage" office:value="3.94117647058824">
            <text:p>394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79]/[.O30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2" table:formula="of:=[.O280]/[.O308]" office:value-type="percentage" office:value="1.15716364676733">
            <text:p>115.7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32" table:formula="of:=[.O281]/[.O309]" office:value-type="percentage" office:value="0.736809777800587">
            <text:p>73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82]/[.O31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83]/[.O31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84]/[.O312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2" table:formula="of:=[.O285]/[.O313]" office:value-type="percentage" office:value="1.17358477966537">
            <text:p>117.3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32" table:formula="of:=[.O286]/[.O314]" office:value-type="percentage" office:value="1.10096785850042">
            <text:p>110.1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32" table:formula="of:=[.O287]/[.O315]" office:value-type="percentage" office:value="1.09929246334083">
            <text:p>109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32" table:formula="of:=[.O288]/[.O31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289]/[.O31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25"/>
          <table:table-cell table:style-name="ce32" table:formula="of:=[.O290]/[.O31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91]/[.O3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92]/[.O32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293]/[.O32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32" table:formula="of:=[.O294]/[.O322]" office:value-type="percentage" office:value="1.20677951538065">
            <text:p>120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692">
            <text:p>692</text:p>
          </table:table-cell>
          <table:table-cell table:style-name="ce32" table:formula="of:=[.O295]/[.O323]" office:value-type="percentage" office:value="0.991404011461318">
            <text:p>99.14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32" table:formula="of:=[.O296]/[.O324]" office:value-type="percentage" office:value="1.18374876836964">
            <text:p>118.3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692">
            <text:p>692</text:p>
          </table:table-cell>
          <table:table-cell table:style-name="ce32" table:formula="of:=[.O297]/[.O325]" office:value-type="percentage" office:value="0.991404011461318">
            <text:p>99.14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74:.K298])" office:value-type="float" office:value="507.897181">
            <text:p>507.90</text:p>
          </table:table-cell>
          <table:table-cell table:style-name="ce22" table:formula="of:=SUM([.L274:.L298])" office:value-type="float" office:value="2513.7881">
            <text:p>2,513.7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3" table:formula="of:=[.K299]/[.K355]" office:value-type="percentage" office:value="0.923435209171617">
            <text:p>92.34%</text:p>
          </table:table-cell>
          <table:table-cell table:style-name="ce23" table:formula="of:=[.L299]/[.L355]" office:value-type="percentage" office:value="0.928504274661774">
            <text:p>92.8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32" table:formula="of:=[.O302]/[.O330]" office:value-type="percentage" office:value="0.993243243243243">
            <text:p>99.32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327]/[.B18]" office:value-type="percentage" office:value="1.02406049097304">
            <text:p>102.41%</text:p>
          </table:table-cell>
          <table:table-cell table:style-name="ce5" table:formula="of:=[.L327]/[.C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32" table:formula="of:=[.O303]/[.O33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30" table:formula="of:=SUM([.O302:.O303])" office:value-type="float" office:value="590">
            <text:p>590.0000</text:p>
          </table:table-cell>
          <table:table-cell table:style-name="ce32" table:formula="of:=[.O304]/[.O332]" office:value-type="percentage" office:value="0.996621621621622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32" table:formula="of:=[.O305]/[.O333]" office:value-type="percentage" office:value="0.963362068965517">
            <text:p>96.3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32" table:formula="of:=[.O306]/[.O33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07]/[.O3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32" table:formula="of:=[.O308]/[.O336]" office:value-type="percentage" office:value="1.0187045781463">
            <text:p>101.8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32" table:formula="of:=[.O309]/[.O337]" office:value-type="percentage" office:value="0.977683992697993">
            <text:p>97.7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10]/[.O338]" office:value-type="percentage" office:value="0.777777777777778">
            <text:p>77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11]/[.O339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12]/[.O34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32" table:formula="of:=[.O313]/[.O341]" office:value-type="percentage" office:value="1.00378784825528">
            <text:p>100.3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32" table:formula="of:=[.O314]/[.O342]" office:value-type="percentage" office:value="1.00319737645333">
            <text:p>100.3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32" table:formula="of:=[.O315]/[.O343]" office:value-type="percentage" office:value="1.02300908466945">
            <text:p>102.3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32" table:formula="of:=[.O316]/[.O34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17]/[.O34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25"/>
          <table:table-cell table:style-name="ce32" table:formula="of:=[.O318]/[.O34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19]/[.O3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20]/[.O34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321]/[.O34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32" table:formula="of:=[.O322]/[.O350]" office:value-type="percentage" office:value="1.00934498384684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float" office:value="698">
            <text:p>698</text:p>
          </table:table-cell>
          <table:table-cell table:style-name="ce32" table:formula="of:=[.O323]/[.O3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32" table:formula="of:=[.O324]/[.O352]" office:value-type="percentage" office:value="1.03425771340604">
            <text:p>103.43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698">
            <text:p>698</text:p>
          </table:table-cell>
          <table:table-cell table:style-name="ce32" table:formula="of:=[.O325]/[.O353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302:.K326])" office:value-type="float" office:value="550.603532">
            <text:p>550.60</text:p>
          </table:table-cell>
          <table:table-cell table:style-name="ce22" table:formula="of:=SUM([.L302:.L326])" office:value-type="float" office:value="2669.96788">
            <text:p>2,669.9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23" table:formula="of:=[.K327]/[.K383]" office:value-type="percentage" office:value="0.994011403147678">
            <text:p>99.40%</text:p>
          </table:table-cell>
          <table:table-cell table:style-name="ce23" table:formula="of:=[.L327]/[.L383]" office:value-type="percentage" office:value="0.980771951306812">
            <text:p>98.08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32" table:formula="of:=[.O330]/[.O358]" office:value-type="percentage" office:value="0.996632996632997">
            <text:p>99.6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355]/[.B18]" office:value-type="percentage" office:value="1.02295373158479">
            <text:p>102.30%</text:p>
          </table:table-cell>
          <table:table-cell table:style-name="ce5" table:formula="of:=[.L355]/[.C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331]/[.O35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31" table:formula="of:=SUM([.O330:.O331])" office:value-type="float" office:value="592">
            <text:p>592.0000</text:p>
          </table:table-cell>
          <table:table-cell table:style-name="ce32" table:formula="of:=[.O332]/[.O360]" office:value-type="percentage" office:value="0.996632996632997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333]/[.O361]" office:value-type="percentage" office:value="1.01310043668122">
            <text:p>101.3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334]/[.O362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35]/[.O3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32" table:formula="of:=[.O336]/[.O364]" office:value-type="percentage" office:value="1.0276244248378">
            <text:p>102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32" table:formula="of:=[.O337]/[.O365]" office:value-type="percentage" office:value="1.0016809625837">
            <text:p>100.1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32" table:formula="of:=[.O338]/[.O366]" office:value-type="percentage" office:value="1.28571428571429">
            <text:p>128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339]/[.O367]" office:value-type="percentage" office:value="1.16666666666667">
            <text:p>11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40]/[.O3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32" table:formula="of:=[.O341]/[.O369]" office:value-type="percentage" office:value="1.0038022506036">
            <text:p>100.3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32" table:formula="of:=[.O342]/[.O370]" office:value-type="percentage" office:value="1.00886057032765">
            <text:p>100.8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32" table:formula="of:=[.O343]/[.O371]" office:value-type="percentage" office:value="0.996588279167425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32" table:formula="of:=[.O344]/[.O37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45]/[.O37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346]/[.O37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47]/[.O37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48]/[.O37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349]/[.O37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350]/[.O37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2" table:formula="of:=[.O351]/[.O3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352]/[.O380]" office:value-type="percentage" office:value="0.990741536346451">
            <text:p>99.0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/>
          <table:table-cell table:style-name="ce32" table:formula="of:=[.O353]/[.O381]" office:value-type="percentage" office:value="0">
            <text:p>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30:.K354])" office:value-type="float" office:value="550.008464">
            <text:p>550.01</text:p>
          </table:table-cell>
          <table:table-cell table:style-name="ce22" table:formula="of:=SUM([.L330:.L354])" office:value-type="float" office:value="2707.35221">
            <text:p>2,707.3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32" table:formula="of:=[.O358]/[.O386]" office:value-type="percentage" office:value="1.00507614213198">
            <text:p>100.51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383]/[.B18]" office:value-type="percentage" office:value="1.03023012384989">
            <text:p>103.02%</text:p>
          </table:table-cell>
          <table:table-cell table:style-name="ce5" table:formula="of:=[.L383]/[.C18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359]/[.O38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31" table:formula="of:=SUM([.O358:.O359])" office:value-type="float" office:value="594">
            <text:p>594.0000</text:p>
          </table:table-cell>
          <table:table-cell table:style-name="ce32" table:formula="of:=[.O360]/[.O388]" office:value-type="percentage" office:value="1.00507614213198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32" table:formula="of:=[.O361]/[.O389]" office:value-type="percentage" office:value="0.987068965517241">
            <text:p>98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32" table:formula="of:=[.O362]/[.O39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63]/[.O39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32" table:formula="of:=[.O364]/[.O392]" office:value-type="percentage" office:value="1.03513958398882">
            <text:p>103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32" table:formula="of:=[.O365]/[.O393]" office:value-type="percentage" office:value="0.871978725600958">
            <text:p>87.2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66]/[.O39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67]/[.O395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68]/[.O39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32" table:formula="of:=[.O369]/[.O397]" office:value-type="percentage" office:value="0.998326637687512">
            <text:p>99.8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32" table:formula="of:=[.O370]/[.O398]" office:value-type="percentage" office:value="0.997544565413818">
            <text:p>99.7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32" table:formula="of:=[.O371]/[.O399]" office:value-type="percentage" office:value="1.02581828610052">
            <text:p>102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372]/[.O40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73]/[.O40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374]/[.O40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75]/[.O40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76]/[.O40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377]/[.O40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378]/[.O40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2" table:formula="of:=[.O379]/[.O407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32" table:formula="of:=[.O380]/[.O408]" office:value-type="percentage" office:value="1.00934498384684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678">
            <text:p>678</text:p>
          </table:table-cell>
          <table:table-cell table:style-name="ce32" table:formula="of:=[.O381]/[.O409]" office:value-type="percentage" office:value="2">
            <text:p>2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58:.K382])" office:value-type="float" office:value="553.92074">
            <text:p>553.92</text:p>
          </table:table-cell>
          <table:table-cell table:style-name="ce22" table:formula="of:=SUM([.L358:.L382])" office:value-type="float" office:value="2722.31264">
            <text:p>2,722.3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386]/[.O414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411]/[.B18]" office:value-type="percentage" office:value="1.0352705856971">
            <text:p>103.53%</text:p>
          </table:table-cell>
          <table:table-cell table:style-name="ce5" table:formula="of:=[.L411]/[.C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387]/[.O41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31" table:formula="of:=SUM([.O386:.O387])" office:value-type="float" office:value="591">
            <text:p>591.0000</text:p>
          </table:table-cell>
          <table:table-cell table:style-name="ce32" table:formula="of:=[.O388]/[.O41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389]/[.O41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390]/[.O41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391]/[.O4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32" table:formula="of:=[.O392]/[.O420]" office:value-type="percentage" office:value="0.981889537090314">
            <text:p>98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32" table:formula="of:=[.O393]/[.O421]" office:value-type="percentage" office:value="1.01617292848923">
            <text:p>101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94]/[.O42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395]/[.O42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96]/[.O42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2" table:formula="of:=[.O397]/[.O42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32" table:formula="of:=[.O398]/[.O426]" office:value-type="percentage" office:value="0.989941909671122">
            <text:p>98.9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32" table:formula="of:=[.O399]/[.O427]" office:value-type="percentage" office:value="0.994562153760856">
            <text:p>99.4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400]/[.O42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01]/[.O42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402]/[.O43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03]/[.O43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04]/[.O43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405]/[.O43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06]/[.O43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07]/[.O43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08]/[.O43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09]/[.O437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86:.K410])" office:value-type="float" office:value="556.63083">
            <text:p>556.63</text:p>
          </table:table-cell>
          <table:table-cell table:style-name="ce22" table:formula="of:=SUM([.L386:.L410])" office:value-type="float" office:value="2743.53396">
            <text:p>2,743.5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414]/[.O443]" office:value-type="percentage" office:value="0.991610738255034">
            <text:p>99.1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439]/[.B18]" office:value-type="percentage" office:value="1.03492514883748">
            <text:p>103.49%</text:p>
          </table:table-cell>
          <table:table-cell table:style-name="ce5" table:formula="of:=[.L439]/[.C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15]/[.O44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31" table:formula="of:=SUM([.O414:.O415])" office:value-type="float" office:value="591">
            <text:p>591.0000</text:p>
          </table:table-cell>
          <table:table-cell table:style-name="ce32" table:formula="of:=[.O416]/[.O445]" office:value-type="percentage" office:value="0.991610738255034">
            <text:p>99.1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417]/[.O44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418]/[.O4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32" table:formula="of:=[.O420]/[.O449]" office:value-type="percentage" office:value="1.0170364">
            <text:p>101.7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32" table:formula="of:=[.O421]/[.O450]" office:value-type="percentage" office:value="0.998204832155311">
            <text:p>99.8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422]/[.O451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423]/[.O452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424]/[.O453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2" table:formula="of:=[.O425]/[.O454]" office:value-type="percentage" office:value="1.00144587269551">
            <text:p>100.1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32" table:formula="of:=[.O426]/[.O455]" office:value-type="percentage" office:value="1.07649508894454">
            <text:p>107.6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32" table:formula="of:=[.O427]/[.O456]" office:value-type="percentage" office:value="1.04301837553003">
            <text:p>104.3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29]/[.O45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31]/[.O46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32]/[.O46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34]/[.O46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35]/[.O46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36]/[.O46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37]/[.O466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14:.K438])" office:value-type="float" office:value="556.4451">
            <text:p>556.45</text:p>
          </table:table-cell>
          <table:table-cell table:style-name="ce22" table:formula="of:=SUM([.L414:.L438])" office:value-type="float" office:value="2740.2956">
            <text:p>2,740.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32" table:formula="of:=[.O443]/[.O471]" office:value-type="percentage" office:value="1.00846023688663">
            <text:p>100.8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468]/[.B18]" office:value-type="percentage" office:value="1.04104830685164">
            <text:p>104.10%</text:p>
          </table:table-cell>
          <table:table-cell table:style-name="ce5" table:formula="of:=[.L468]/[.C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YOB.Age.fctr(35,40]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44]/[.O47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31" table:formula="of:=SUM([.O443:.O444])" office:value-type="float" office:value="596">
            <text:p>596.0000</text:p>
          </table:table-cell>
          <table:table-cell table:style-name="ce32" table:formula="of:=[.O445]/[.O473]" office:value-type="percentage" office:value="1.00846023688663">
            <text:p>100.8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446]/[.O47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447]/[.O47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2" table:formula="of:=[.O449]/[.O47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32" table:formula="of:=[.O450]/[.O478]" office:value-type="percentage" office:value="1.01681835238745">
            <text:p>101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2" table:formula="of:=[.O451]/[.O47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2" table:formula="of:=[.O452]/[.O48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2" table:formula="of:=[.O453]/[.O48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32" table:formula="of:=[.O454]/[.O482]" office:value-type="percentage" office:value="0.999565277711578">
            <text:p>99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32" table:formula="of:=[.O455]/[.O483]" office:value-type="percentage" office:value="0.990283885298991">
            <text:p>99.0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32" table:formula="of:=[.O456]/[.O484]" office:value-type="percentage" office:value="0.995705629765138">
            <text:p>99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1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58]/[.O48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60]/[.O48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61]/[.O48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63]/[.O49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64]/[.O49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65]/[.O49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66]/[.O49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43:.K467])" office:value-type="float" office:value="559.73732">
            <text:p>559.74</text:p>
          </table:table-cell>
          <table:table-cell table:style-name="ce22" table:formula="of:=SUM([.L443:.L467])" office:value-type="float" office:value="2770.6276">
            <text:p>2,770.6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/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496]/[.B18]" office:value-type="percentage" office:value="1.03278751476286">
            <text:p>103.28%</text:p>
          </table:table-cell>
          <table:table-cell table:style-name="ce5" table:formula="of:=[.L496]/[.C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.rnorm</text:p>
          </table:table-cell>
          <table:table-cell table:style-name="ce18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31" table:formula="of:=SUM([.O471:.O472])" office:value-type="float" office:value="591">
            <text:p>59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1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5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/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formula="of:=[.B$18]/[.B$18]" office:value-type="percentage" office:value="1">
            <text:p>100.00%</text:p>
          </table:table-cell>
          <table:table-cell table:style-name="ce5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71:.K495])" office:value-type="float" office:value="555.2957647">
            <text:p>555.30</text:p>
          </table:table-cell>
          <table:table-cell table:style-name="ce22" table:formula="of:=SUM([.L471:.L495])" office:value-type="float" office:value="2772.5424799">
            <text:p>2,772.5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 table:number-rows-repeated="10480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9.702577">
            <text:p>19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612763">
            <text:p>8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014997">
            <text:p>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392274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325258">
            <text:p>5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4.906404">
            <text:p>4.9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3.501808">
            <text:p>53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9.551481">
            <text:p>9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48.5813">
            <text:p>1148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50.2816">
            <text:p>1050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02.9145">
            <text:p>302.9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zv.pca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3</text:p>
          </table:table-cell>
          <table:table-cell office:value-type="float" office:value="21.7031007">
            <text:p>21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</text:p>
          </table:table-cell>
          <table:table-cell office:value-type="float" office:value="10.3218729">
            <text:p>10.3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8</text:p>
          </table:table-cell>
          <table:table-cell office:value-type="float" office:value="6.1221525">
            <text:p>6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0</text:p>
          </table:table-cell>
          <table:table-cell office:value-type="float" office:value="3.4824249">
            <text:p>3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2</text:p>
          </table:table-cell>
          <table:table-cell office:value-type="float" office:value="1.4825128">
            <text:p>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9</text:p>
          </table:table-cell>
          <table:table-cell office:value-type="float" office:value="0.5460154">
            <text:p>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0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0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3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8.9447">
            <text:p>1138.9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6.9025">
            <text:p>1036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35.1653">
            <text:p>335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3181.fctrYes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table:number-columns-repeated="9"/>
          <table:table-cell office:value-type="float" office:value="68.72166">
            <text:p>68.72</text:p>
          </table:table-cell>
          <table:table-cell table:number-columns-repeated="10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table:number-columns-repeated="11"/>
          <table:table-cell office:value-type="float" office:value="53.76112">
            <text:p>53.76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650.fctrGiving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L</text:p>
          </table:table-cell>
          <table:table-cell table:number-columns-repeated="5"/>
          <table:table-cell office:value-type="string">
            <text:p>NA</text:p>
          </table:table-cell>
          <table:table-cell table:number-columns-repeated="14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table:number-columns-repeated="14"/>
          <table:table-cell office:value-type="float" office:value="42.68977">
            <text:p>42.69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table:number-columns-repeated="17"/>
          <table:table-cell office:value-type="float" office:value="16.12178">
            <text:p>16.12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Income.fctr.L</text:p>
          </table:table-cell>
          <table:table-cell table:number-columns-repeated="4"/>
          <table:table-cell office:value-type="string">
            <text:p>NA</text:p>
          </table:table-cell>
          <table:table-cell table:number-columns-repeated="15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C</text:p>
          </table:table-cell>
          <table:table-cell table:number-columns-repeated="5"/>
          <table:table-cell office:value-type="string">
            <text:p>NA</text:p>
          </table:table-cell>
          <table:table-cell table:number-columns-repeated="14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Edn.fctr.L</text:p>
          </table:table-cell>
          <table:table-cell table:number-columns-repeated="8"/>
          <table:table-cell office:value-type="string">
            <text:p>NA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16881.fctrHappy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23621.fctrYes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01163.fctrMom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334.fctrYes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table:number-columns-repeated="12"/>
          <table:table-cell office:value-type="float" office:value="11.34467">
            <text:p>11.34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40,50]:YOB.Age.dff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table:number-columns-repeated="13"/>
          <table:table-cell office:value-type="float" office:value="21.38395">
            <text:p>21.38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table:number-columns-repeated="13"/>
          <table:table-cell office:value-type="float" office:value="57.50965">
            <text:p>57.51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table:number-columns-repeated="13"/>
          <table:table-cell office:value-type="float" office:value="49.35879">
            <text:p>49.36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table:number-columns-repeated="10"/>
          <table:table-cell office:value-type="float" office:value="45.48245">
            <text:p>45.4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table:number-columns-repeated="12"/>
          <table:table-cell office:value-type="float" office:value="40.41641">
            <text:p>40.42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table:number-columns-repeated="14"/>
          <table:table-cell office:value-type="float" office:value="38.45553">
            <text:p>38.46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table:number-columns-repeated="11"/>
          <table:table-cell office:value-type="float" office:value="36.28623">
            <text:p>36.29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table:number-columns-repeated="12"/>
          <table:table-cell office:value-type="float" office:value="34.77541">
            <text:p>34.78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table:number-columns-repeated="8"/>
          <table:table-cell office:value-type="float" office:value="32.69532">
            <text:p>32.7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table:number-columns-repeated="12"/>
          <table:table-cell office:value-type="float" office:value="31.051">
            <text:p>31.05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table:number-columns-repeated="13"/>
          <table:table-cell office:value-type="float" office:value="28.72806">
            <text:p>28.73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table:number-columns-repeated="13"/>
          <table:table-cell office:value-type="float" office:value="28.23229">
            <text:p>28.23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table:number-columns-repeated="12"/>
          <table:table-cell office:value-type="float" office:value="25.88344">
            <text:p>25.88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table:number-columns-repeated="14"/>
          <table:table-cell office:value-type="float" office:value="24.50148">
            <text:p>24.5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table:number-columns-repeated="14"/>
          <table:table-cell office:value-type="float" office:value="21.09239">
            <text:p>21.09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table:number-columns-repeated="13"/>
          <table:table-cell office:value-type="float" office:value="18.57802">
            <text:p>18.58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table:number-columns-repeated="12"/>
          <table:table-cell office:value-type="float" office:value="14.31542">
            <text:p>14.32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table:number-columns-repeated="13"/>
          <table:table-cell office:value-type="float" office:value="12.10562">
            <text:p>12.11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table:number-columns-repeated="16"/>
          <table:table-cell office:value-type="float" office:value="22.8047">
            <text:p>22.8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32.69532">
            <text:p>32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24.50148">
            <text:p>24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office:value-type="float" office:value="22.8047">
            <text:p>22.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2.69691">
            <text:p>52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36.299408">
            <text:p>3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28.00321">
            <text:p>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8.645168">
            <text:p>18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17.896998">
            <text:p>17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office:value-type="float" office:value="17.065121">
            <text:p>17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15.363847">
            <text:p>15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14.579496">
            <text:p>14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office:value-type="float" office:value="13.2115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12.081122">
            <text:p>12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40,50]:YOB.Age.dff</text:p>
          </table:table-cell>
          <table:table-cell office:value-type="float" office:value="10.938392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6.573204">
            <text:p>6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1.1905">
            <text:p>1031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09.6961">
            <text:p>1109.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80.0988">
            <text:p>280.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60.8742">
            <text:p>260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08.0114">
            <text:p>10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075.4652">
            <text:p>1075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5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527:stage.C56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6/11/2016</text:date>, <text:time>05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11T05:04:44</dc:date>
    <dc:creator>Balaji Iyengar</dc:creator>
    <meta:editing-duration>PT1838H49M51S</meta:editing-duration>
    <meta:editing-cycles>685</meta:editing-cycles>
    <meta:document-statistic meta:table-count="3" meta:cell-count="4932" meta:object-count="0"/>
    <meta:user-defined meta:name=""/>
  </office:meta>
</office:document-meta>
</file>